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1d6ded"/>
    </style:style>
    <style:style style:name="P2" style:family="paragraph" style:parent-style-name="Heading_20_1">
      <style:text-properties officeooo:paragraph-rsid="001d6ded"/>
    </style:style>
    <style:style style:name="T1" style:family="text">
      <style:text-properties officeooo:rsid="001d6d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Sam Clements – Personal Reflective Report</text:span></text:h>
      <text:p text:style-name="P1"><text:span text:style-name="T1"/></text:p>
      <text:p text:style-name="P1"><text:span text:style-name="T1">The project started off with enthusiasm from most members, but most of the early work went into the data classes and structure, leaving the group feeling it had acomplised much more than it had. Once we reached coding week, a lot of time was spent learning the software we were working with – mainly tomcat and SQL.</text:span></text:p>
      <text:p text:style-name="P1"><text:span text:style-name="T1"/></text:p>
      <text:p text:style-name="P1"><text:span text:style-name="T1">We were also significantly delayed by the standards being incomplete or frequently changing – this meant that we had to spend a lot of time rewriting code to fit with newer versions of the standard, or writing code that would later turn out to be useless since no standard had been decided yet. During coding week, it changed very frequently.</text:span></text:p>
      <text:p text:style-name="P1"><text:span text:style-name="T1"><text:line-break/>We also commonly had problems with multiple people working on the same parts at once, causing problems with duplicated work or with git merge conflicts. This was made worse by the git software most of the team were using – Github for Windows – often doing the wrong type of merge and causing problems that team members did not know how to fi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8M3S</meta:editing-duration>
    <meta:editing-cycles>7</meta:editing-cycles>
    <meta:generator>LibreOffice/3.6$Linux_X86_64 LibreOffice_project/360m1$Build-2</meta:generator>
    <dc:date>2013-02-18T12:51:39</dc:date>
    <meta:document-statistic meta:table-count="0" meta:image-count="0" meta:object-count="0" meta:page-count="1" meta:paragraph-count="4" meta:word-count="186" meta:character-count="1042" meta:non-whitespace-character-count="859"/>
    <meta:user-defined meta:name="Info 1"/>
    <meta:user-defined meta:name="Info 2"/>
    <meta:user-defined meta:name="Info 3"/>
    <meta:user-defined meta:name="Info 4"/>
  </office:meta>
</office:document-meta>
</file>